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b613d" draw:fill-color="#eb613d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5cm" svg:height="2.7cm" svg:x="8.5cm" svg:y="4.5cm">
          <text:p text:style-name="P1">UI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5cm" svg:height="2.7cm" svg:x="12.7cm" svg:y="7.7cm">
          <text:p text:style-name="P2">Resourc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2.55cm" svg:y1="2.95cm" svg:x2="14.95cm" svg:y2="7.7cm" draw:start-shape="id1" draw:start-glue-point="1" draw:end-shape="id2" svg:d="M12550 2950h2400v4750" svg:viewBox="0 0 2401 4751">
          <text:p/>
        </draw:connector>
        <draw:custom-shape draw:style-name="gr3" draw:text-style-name="P2" xml:id="id1" draw:id="id1" draw:layer="layout" svg:width="3.6cm" svg:height="0.7cm" svg:x="8.95cm" svg:y="2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6cm" svg:height="1.3cm" svg:x="9.45cm" svg:y="1.3cm">
          <text:p text:style-name="P2">Browser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.75cm" svg:y1="3.3cm" svg:x2="10.75cm" svg:y2="4.5cm" draw:start-shape="id1" draw:start-glue-point="2" draw:end-shape="id3" draw:end-glue-point="0" svg:d="M10750 3300v1200" svg:viewBox="0 0 1 1201">
          <text:p/>
        </draw:connector>
        <draw:frame draw:style-name="gr5" draw:layer="layout" svg:width="3.876cm" svg:height="0.962cm" svg:x="14.9cm" svg:y="4.3cm">
          <draw:text-box>
            <text:p>HTTP Basic</text:p>
          </draw:text-box>
        </draw:frame>
        <draw:frame draw:style-name="gr6" draw:layer="layout" svg:width="4.5cm" svg:height="0.963cm" svg:x="10.8cm" svg:y="3.4cm">
          <draw:text-box>
            <text:p>HTTP Basi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15-03-06T09:21:54.473438949</dc:date>
    <meta:editing-duration>P1DT13H35M35S</meta:editing-duration>
    <meta:editing-cycles>12</meta:editing-cycles>
    <meta:generator>LibreOffice/4.2.6.3$Linux_X86_64 LibreOffice_project/420m0$Build-3</meta:generator>
    <meta:document-statistic meta:object-count="8"/>
  </office:meta>
</office:document-meta>
</file>